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4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2791666666667cm" style:use-optimal-column-width="true"/>
    </style:style>
    <style:style style:name="co2" style:family="table-column">
      <style:table-column-properties fo:break-before="auto" style:column-width="5.48569444444444cm"/>
    </style:style>
    <style:style style:name="co3" style:family="table-column">
      <style:table-column-properties fo:break-before="auto" style:column-width="3.88055555555556cm" style:use-optimal-column-width="true"/>
    </style:style>
    <style:style style:name="co4" style:family="table-column">
      <style:table-column-properties fo:break-before="auto" style:column-width="2.71638888888889cm" style:use-optimal-column-width="true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56986111111111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63361111111111cm"/>
    </style:style>
    <style:style style:name="co9" style:family="table-column">
      <style:table-column-properties fo:break-before="auto" style:column-width="4.70958333333333cm"/>
    </style:style>
    <style:style style:name="co10" style:family="table-column">
      <style:table-column-properties fo:break-before="auto" style:column-width="2.83986111111111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3.15736111111111cm"/>
    </style:style>
    <style:style style:name="co13" style:family="table-column">
      <style:table-column-properties fo:break-before="auto" style:column-width="1.34055555555556cm"/>
    </style:style>
    <style:style style:name="co14" style:family="table-column">
      <style:table-column-properties fo:break-before="auto" style:column-width="3.66888888888889cm"/>
    </style:style>
    <style:style style:name="co15" style:family="table-column">
      <style:table-column-properties fo:break-before="auto" style:column-width="2.61055555555556cm"/>
    </style:style>
    <style:style style:name="co16" style:family="table-column">
      <style:table-column-properties fo:break-before="auto" style:column-width="5.36222222222222cm"/>
    </style:style>
    <style:style style:name="co17" style:family="table-column">
      <style:table-column-properties fo:break-before="auto" style:column-width="3.36902777777778cm"/>
    </style:style>
    <style:style style:name="co18" style:family="table-column">
      <style:table-column-properties fo:break-before="auto" style:column-width="4.8506944444444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26.5pt" style:use-optimal-row-height="false" fo:break-before="auto"/>
    </style:style>
    <style:style style:name="ro7" style:family="table-row">
      <style:table-row-properties style:row-height="4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f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4">
            <text:p>1 Annesley place,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10794" table:style-name="ce5">
            <text:p>10,794.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4">
            <text:p>U42 Finglas busines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6162" table:style-name="ce5">
            <text:p>6,162.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An Garda Síochána</text:p>
          </table:table-cell>
          <table:table-cell office:value-type="string" table:style-name="ce4">
            <text:p>Sweetmans Avenue, Blackroc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82578" table:style-name="ce5">
            <text:p>182,578.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572" table:style-name="ro2">
          <table:table-cell table:number-columns-repeated="16384"/>
        </table:table-row>
      </table:table>
      <table:table table:name="right" table:style-name="ta2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"/>
        <table:table-column table:style-name="co12" table:default-cell-style-name="ce4"/>
        <table:table-column table:style-name="co13" table:default-cell-style-name="ce1"/>
        <table:table-column table:style-name="co7" table:number-columns-repeated="16378" table:default-cell-style-name="ce1"/>
        <table:table-row table:style-name="ro4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4">
            <text:p>1 Annesley Place, Dublin 3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18638.03" table:style-name="ce5">
            <text:p>18,638.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4">
            <text:p>U42 Finglas Business Centre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4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n Garda Síochána</text:p>
          </table:table-cell>
          <table:table-cell office:value-type="string" table:style-name="ce4">
            <text:p>BLACKROCK GARDA STATION FRASCATI ROAD BLACKROCK CO. DUBLIN</text:p>
          </table:table-cell>
          <table:table-cell office:value-type="string" table:style-name="ce4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03063.65" table:style-name="ce5">
            <text:p>203,063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572" table:style-name="ro2">
          <table:table-cell table:number-columns-repeated="16384"/>
        </table:table-row>
      </table:table>
      <table:table table:name="left_clean" table:style-name="ta2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1">
            <text:p>1 Annesley Place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10794" table:style-name="ce5">
            <text:p>10,794.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1">
            <text:p>U42 Finglas Busines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6162" table:style-name="ce5">
            <text:p>6,162.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n Garda Siochana</text:p>
          </table:table-cell>
          <table:table-cell office:value-type="string" table:style-name="ce1">
            <text:p>Sweetmans Avenue Blackroc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82578" table:style-name="ce5">
            <text:p>182,578.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572" table:style-name="ro2">
          <table:table-cell table:number-columns-repeated="16384"/>
        </table:table-row>
      </table:table>
      <table:table table:name="right_clean" table:style-name="ta2">
        <table:table-column table:style-name="co14" table:default-cell-style-name="ce1"/>
        <table:table-column table:style-name="co14" table:default-cell-style-name="ce4"/>
        <table:table-column table:style-name="co14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Abbey Theatre</text:p>
          </table:table-cell>
          <table:table-cell office:value-type="string" table:style-name="ce4">
            <text:p>1 Annesley Place <text:s/>Dublin 3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18638.03" table:style-name="ce5">
            <text:p>18,638.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Abbey Theatre</text:p>
          </table:table-cell>
          <table:table-cell office:value-type="string" table:style-name="ce4">
            <text:p>U42 Finglas Business Centre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4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n Garda Siochana</text:p>
          </table:table-cell>
          <table:table-cell office:value-type="string" table:style-name="ce4">
            <text:p>Blackrock Garda Station Frascati Road Blackrock Co Dublin</text:p>
          </table:table-cell>
          <table:table-cell office:value-type="string" table:style-name="ce4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03063.65" table:style-name="ce5">
            <text:p>203,063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572" table:style-name="ro2">
          <table:table-cell table:number-columns-repeated="16384"/>
        </table:table-row>
      </table:table>
      <table:table table:name="right_fuzzy_replaced" table:style-name="ta2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Attributable Total Final Consumption (kWh)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PB Name_original</text:p>
          </table:table-cell>
          <table:table-cell office:value-type="string" table:style-name="ce3">
            <text:p>Location_original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Abbey Theatre</text:p>
          </table:table-cell>
          <table:table-cell office:value-type="string" table:style-name="ce1">
            <text:p>1 Annesley Place Dublin 3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18638.03" table:style-name="ce5">
            <text:p>18,638.03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Abbey Theatre</text:p>
          </table:table-cell>
          <table:table-cell office:value-type="string" table:style-name="ce1">
            <text:p>1 Annesley Place Dublin 3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Abbey Theatre</text:p>
          </table:table-cell>
          <table:table-cell office:value-type="string" table:style-name="ce1">
            <text:p>U42 Finglas Business Centre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4">
            <text:p>0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Abbey Theatre</text:p>
          </table:table-cell>
          <table:table-cell office:value-type="string" table:style-name="ce1">
            <text:p>U42 Finglas Business Centre</text:p>
          </table:table-cell>
          <table:table-cell table:number-columns-repeated="16376"/>
        </table:table-row>
        <table:table-row table:style-name="ro7">
          <table:table-cell office:value-type="string" table:style-name="ce4">
            <text:p>An Garda Siochana</text:p>
          </table:table-cell>
          <table:table-cell office:value-type="string" table:style-name="ce1">
            <text:p>Sweetmans Avenue Blackrock</text:p>
          </table:table-cell>
          <table:table-cell office:value-type="string" table:style-name="ce4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03063.65" table:style-name="ce5">
            <text:p>203,063.65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An Garda Siochana</text:p>
          </table:table-cell>
          <table:table-cell office:value-type="string" table:style-name="ce4">
            <text:p>Blackrock Garda Station Frascati Road Blackrock Co Dublin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style-name="ce4"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number-rows-repeated="2" table:style-name="ro2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merged" table:style-name="ta3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3">
            <text:p>County</text:p>
          </table:table-cell>
          <table:table-cell office:value-type="string" table:style-name="ce6">
            <text:p>Attributable Total Final Consumption (kWh)_x</text:p>
          </table:table-cell>
          <table:table-cell office:value-type="string" table:style-name="ce2">
            <text:p>Year</text:p>
          </table:table-cell>
          <table:table-cell office:value-type="string" table:style-name="ce6">
            <text:p>Attributable Total Final Consumption (kWh)_y</text:p>
          </table:table-cell>
          <table:table-cell office:value-type="string" table:style-name="ce2">
            <text:p>PB Name_original</text:p>
          </table:table-cell>
          <table:table-cell office:value-type="string" table:style-name="ce3">
            <text:p>Location_original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1">
            <text:p>1 Annesley Place Dublin 3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10794" table:style-name="ce1">
            <text:p>10794</text:p>
          </table:table-cell>
          <table:table-cell office:value-type="float" office:value="2018" table:style-name="ce1">
            <text:p>2018</text:p>
          </table:table-cell>
          <table:table-cell office:value-type="float" office:value="18638.03" table:style-name="ce1">
            <text:p>18638.03</text:p>
          </table:table-cell>
          <table:table-cell office:value-type="string" table:style-name="ce4">
            <text:p>Abbey Theatre</text:p>
          </table:table-cell>
          <table:table-cell office:value-type="string" table:style-name="ce1">
            <text:p>1 Annesley Place Dublin 3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bbey Theatre</text:p>
          </table:table-cell>
          <table:table-cell office:value-type="string" table:style-name="ce1">
            <text:p>U42 Finglas Business Centre</text:p>
          </table:table-cell>
          <table:table-cell office:value-type="string" table:style-name="ce4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6162" table:style-name="ce1">
            <text:p>6162</text:p>
          </table:table-cell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Abbey Theatre</text:p>
          </table:table-cell>
          <table:table-cell office:value-type="string" table:style-name="ce1">
            <text:p>U42 Finglas Business Centre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An Garda Siochana</text:p>
          </table:table-cell>
          <table:table-cell office:value-type="string" table:style-name="ce1">
            <text:p>Sweetmans Avenue Blackrock</text:p>
          </table:table-cell>
          <table:table-cell office:value-type="string" table:style-name="ce4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82578" table:style-name="ce1">
            <text:p>182578</text:p>
          </table:table-cell>
          <table:table-cell office:value-type="float" office:value="2018" table:style-name="ce1">
            <text:p>2018</text:p>
          </table:table-cell>
          <table:table-cell office:value-type="float" office:value="203063.65" table:style-name="ce1">
            <text:p>203063.65</text:p>
          </table:table-cell>
          <table:table-cell office:value-type="string" table:style-name="ce4">
            <text:p>An Garda Siochana</text:p>
          </table:table-cell>
          <table:table-cell office:value-type="string" table:style-name="ce4">
            <text:p>Blackrock Garda Station Frascati Road Blackrock Co Dublin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79" table:style-name="ce1"/>
        </table:table-row>
        <table:table-row table:number-rows-repeated="2" table:style-name="ro2">
          <table:table-cell table:style-name="ce4"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17T07:28:18Z</dc:date>
  </office:meta>
</office:document-meta>
</file>